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 Is ‘Baz’</text:p>
      <text:p text:style-name="Author">An Author</text:p>
      <text:p text:style-name="Date">23 February 2019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section-in-simple-include"/>Section in simple include<text:bookmark-end text:name="section-in-simple-include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subsection-in-recursive-include"/>Subsection in recursive include<text:bookmark-end text:name="subsection-in-recursive-include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2" text:outline-level="2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 Is ‘Baz’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date" meta:value-type="string">23 February 2019</meta:user-defined>
    <meta:user-defined meta:name="docversion" meta:value-type="string">reproducible</meta:user-defined>
    <meta:user-defined meta:name="identifier" meta:value-type="string"/>
    <meta:user-defined meta:name="publications" meta:value-type="string"/>
    <meta:user-defined meta:name="source-md5" meta:value-type="string">2518a18c39cbd5e88b46c164d163e14a</meta:user-defined>
    <meta:user-defined meta:name="starts-with-text" meta:value-type="string"/>
    <meta:user-defined meta:name="wordcount" meta:value-type="string">289</meta:user-defined>
  </office:meta>
</office:document-meta>
</file>